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30000034A8CD338935AD90F5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4.023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4.023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  <style:text-properties fo:color="#00000a" style:font-name="Calibri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style:font-name="Calibri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style:font-name="Calibri" fo:font-size="12pt" officeooo:paragraph-rsid="00210488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style:font-name="Calibri" fo:font-size="12pt" officeooo:rsid="00134748" officeooo:paragraph-rsid="001442c6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style:font-name="Calibri" fo:font-size="12pt" officeooo:rsid="001442c6" officeooo:paragraph-rsid="00161fc1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style:font-name="Calibri" fo:font-size="12pt" officeooo:rsid="001442c6" officeooo:paragraph-rsid="00210488" style:font-size-asian="12pt" style:font-size-complex="12pt"/>
    </style:style>
    <style:style style:name="P8" style:family="paragraph" style:parent-style-name="Standard">
      <style:paragraph-properties fo:line-height="100%"/>
      <style:text-properties fo:color="#00000a" style:font-name="Calibri" fo:font-size="12pt" officeooo:rsid="00228528" officeooo:paragraph-rsid="00131e20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style:font-name="Calibri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style:font-name="Calibri" fo:font-size="12pt" fo:font-weight="bold" officeooo:paragraph-rsid="001442c6" style:font-size-asian="12pt" style:font-weight-asian="bold" style:font-size-complex="12pt"/>
    </style:style>
    <style:style style:name="P11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style:font-name="Calibri" fo:font-size="12pt" fo:font-weight="bold" officeooo:rsid="00134748" officeooo:paragraph-rsid="001442c6" style:font-size-asian="12pt" style:font-weight-asian="bold" style:font-size-complex="12pt" style:font-weight-complex="bold"/>
    </style:style>
    <style:style style:name="P12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style:font-name="Calibri" fo:font-size="12pt" fo:font-weight="bold" officeooo:rsid="00210488" officeooo:paragraph-rsid="00210488" style:font-size-asian="12pt" style:font-weight-asian="bold" style:font-size-complex="12pt"/>
    </style:style>
    <style:style style:name="P13" style:family="paragraph" style:parent-style-name="Standard">
      <style:paragraph-properties fo:line-height="100%"/>
      <style:text-properties fo:color="#00000a" style:font-name="Calibri" fo:font-size="12pt" style:font-name-asian="Times New Roman1" style:font-size-asian="12pt" style:language-asian="da" style:country-asian="DK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  <style:text-properties fo:color="#00000a" style:font-name="Calibri" fo:font-size="18pt" style:font-size-asian="18pt" style:font-size-complex="18pt"/>
    </style:style>
    <style:style style:name="P15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cc145" style:font-size-asian="9pt" style:font-size-complex="9pt"/>
    </style:style>
    <style:style style:name="P16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2cc145" style:font-size-asian="11pt" style:font-size-complex="11pt"/>
    </style:style>
    <style:style style:name="P17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2cc145" style:font-size-asian="12pt" style:font-size-complex="12pt"/>
    </style:style>
    <style:style style:name="P18" style:family="paragraph" style:parent-style-name="Table_20_Contents">
      <style:text-properties officeooo:rsid="00189695" officeooo:paragraph-rsid="00189695"/>
    </style:style>
    <style:style style:name="P19" style:family="paragraph" style:parent-style-name="Table_20_Contents">
      <style:text-properties officeooo:rsid="00189695" officeooo:paragraph-rsid="00210488"/>
    </style:style>
    <style:style style:name="P20" style:family="paragraph" style:parent-style-name="Standard">
      <style:paragraph-properties fo:text-align="center" style:justify-single-word="false" fo:break-before="page">
        <style:tab-stops>
          <style:tab-stop style:position="3cm"/>
        </style:tab-stops>
      </style:paragraph-properties>
      <style:text-properties fo:color="#00000a" style:font-name="Calibri" fo:font-size="18pt" officeooo:rsid="001067e2" style:font-size-asian="18pt" style:font-size-complex="18pt"/>
    </style:style>
    <style:style style:name="P21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cc145" style:font-size-asian="9pt" style:font-size-complex="9pt"/>
    </style:style>
    <style:style style:name="P22" style:family="paragraph" style:parent-style-name="Header">
      <style:text-properties officeooo:paragraph-rsid="0030ed4a"/>
    </style:style>
    <style:style style:name="P23" style:family="paragraph" style:parent-style-name="Heading_20_1">
      <style:text-properties fo:color="#00000a" style:font-name="Calibri" fo:font-size="12pt" fo:font-weight="bold" officeooo:paragraph-rsid="002ee199" style:font-size-asian="12pt" style:font-weight-asian="bold" style:font-size-complex="12pt"/>
    </style:style>
    <style:style style:name="T1" style:family="text">
      <style:text-properties officeooo:rsid="0020aaf9"/>
    </style:style>
    <style:style style:name="T2" style:family="text">
      <style:text-properties officeooo:rsid="002f47b8"/>
    </style:style>
    <style:style style:name="T3" style:family="text">
      <style:text-properties fo:color="#00000a" style:font-name="Calibri" fo:font-size="18pt" style:font-size-asian="18pt" style:font-size-complex="18pt"/>
    </style:style>
    <style:style style:name="T4" style:family="text">
      <style:text-properties fo:color="#00000a" style:font-name="Calibri" fo:font-size="18pt" officeooo:rsid="001067e2" style:font-size-asian="18pt" style:font-size-complex="18pt"/>
    </style:style>
    <style:style style:name="T5" style:family="text">
      <style:text-properties fo:color="#00000a" style:font-name="Calibri" fo:font-size="18pt" officeooo:rsid="00112c5c" style:font-size-asian="18pt" style:font-size-complex="18pt"/>
    </style:style>
    <style:style style:name="T6" style:family="text">
      <style:text-properties style:font-name-complex="Arial1"/>
    </style:style>
    <style:style style:name="T7" style:family="text">
      <style:text-properties officeooo:rsid="0030ed4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5"/>
      <text:p text:style-name="P15"/>
      <text:p text:style-name="P15"/>
      <text:p text:style-name="P15"/>
      <text:p text:style-name="P15"/>
      <text:p text:style-name="P15"/>
      <text:p text:style-name="P15">[NAME], [STREET], [PLZ_WITH_LOCATION]</text:p>
      <text:p text:style-name="P16">Anrede</text:p>
      <text:p text:style-name="P16">Vorname Name</text:p>
      <text:p text:style-name="P16">Firma</text:p>
      <text:p text:style-name="P16">Adresse</text:p>
      <text:p text:style-name="P16">PLZ Ort</text:p>
      <text:p text:style-name="P17"/>
      <text:p text:style-name="P17"/>
      <text:p text:style-name="P17"/>
      <text:p text:style-name="P17"/>
      <text:p text:style-name="Standard"><text:span text:style-name="T6">[LOCATION]</text:span>, <text:span text:style-name="T6"><text:date style:data-style-name="N10081" text:date-value="2021-12-03T17:18:42.852466930">3. December 2021</text:date></text:span></text:p>
      <text:p text:style-name="P17"/>
      <text:h text:style-name="P23" text:outline-level="1">Bewerbung als [JOB_TITLE]</text:h>
      <text:p text:style-name="P17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sse</text:p>
      <text:p text:style-name="Standard"/>
      <text:p text:style-name="Standard">[NAME]</text:p>
      <text:p text:style-name="P20">[NAME]</text:p>
      <text:p text:style-name="P14">Lebenslauf</text:p>
      <text:p text:style-name="P2"/>
      <text:p text:style-name="P1"><text:span text:style-name="T3">• </text:span><text:span text:style-name="T4">[POWER_WORD1]</text:span><text:span text:style-name="T3"> • </text:span><text:span text:style-name="T5">[POWER_WORD2]</text:span><text:span text:style-name="T3"> • </text:span><text:span text:style-name="T5">[POWER_WORD3]</text:span><text:span text:style-name="T3"> •</text:span></text:p>
      <text:p text:style-name="P3"/>
      <text:p text:style-name="P9"/>
      <text:p text:style-name="P9"><text:s/>ZUSAMMENFASSUNG</text:p>
      <text:p text:style-name="P13"/>
      <text:p text:style-name="P8">[SHORT_DESCRIPTION]</text:p>
      <text:p text:style-name="P3"/>
      <text:p text:style-name="P9">BERUFLICHE QUALIFIKATIONEN</text:p>
      <text:p text:style-name="P9"/>
      <text:section text:style-name="Sect1" text:name="Section1">
        <text:section text:style-name="Sect1" text:name="skills-section">
          <text:p text:style-name="P11">[CV_UNIT_NAME]</text:p>
          <text:p text:style-name="P5">[CV_UNIT_CONTENT]</text:p>
          <text:p text:style-name="P10"/>
        </text:section>
      </text:section>
      <text:p text:style-name="P3"/>
      <text:p text:style-name="P9">AUSBILDUNG/SCHULUNGEN</text:p>
      <text:p text:style-name="P9"/>
      <text:section text:style-name="Sect1" text:name="education-section">
        <table:table table:name="Table1" table:style-name="Table1">
          <table:table-column table:style-name="Table1.A"/>
          <table:table-column table:style-name="Table1.B"/>
          <table:table-row table:style-name="TableLine94717553717552">
            <table:table-cell table:style-name="Table1.A1" office:value-type="string">
              <text:p text:style-name="P6">[CV_UNIT_START_DATE_YEAR] – [CV_UNIT_END_DATE_YEAR]</text:p>
            </table:table-cell>
            <table:table-cell table:style-name="Table1.A1" office:value-type="string">
              <text:p text:style-name="P18">[CV_UNIT_NAME]</text:p>
            </table:table-cell>
          </table:table-row>
        </table:table>
      </text:section>
      <text:p text:style-name="P3"/>
      <text:p text:style-name="P12">BERUFLICHE KARRIERE</text:p>
      <text:p text:style-name="P12"/>
      <text:section text:style-name="Sect1" text:name="experience-section">
        <table:table table:name="Table2" table:style-name="Table2">
          <table:table-column table:style-name="Table2.A"/>
          <table:table-column table:style-name="Table2.B"/>
          <table:table-row table:style-name="TableLine94717554009904">
            <table:table-cell table:style-name="Table2.A1" office:value-type="string">
              <text:p text:style-name="P7">[CV_UNIT_START_DATE_YEAR] – [CV_UNIT_END_DATE_YEAR]</text:p>
            </table:table-cell>
            <table:table-cell table:style-name="Table2.A1" office:value-type="string">
              <text:p text:style-name="P19">[CV_UNIT_NAME]</text:p>
            </table:table-cell>
          </table:table-row>
        </table:table>
      </text:section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0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Calibri1" style:font-family-asian="Calibri" style:font-family-generic-asian="system" style:font-pitch-asian="variable" style:language-asian="ja" style:country-asian="JP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Default_20_Paragraph_20_Font" style:display-name="Default Paragraph Font" style:family="text"/>
    <style:style style:name="Internet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Kopfzeile_20_Zchn" style:display-name="Kopfzeile Zchn" style:family="text" style:parent-style-name="Default_20_Paragraph_20_Font">
      <style:text-properties fo:color="#000000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Fußzeile_20_Zchn" style:display-name="Fußzeile Zchn" style:family="text" style:parent-style-name="Default_20_Paragraph_20_Font">
      <style:text-properties fo:color="#000000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Sprechblasentext_20_Zchn" style:display-name="Sprechblasentext Zchn" style:family="text" style:parent-style-name="Default_20_Paragraph_20_Font">
      <style:text-properties fo:color="#000000" style:font-name="Tahoma" fo:font-family="Tahoma" style:font-family-generic="roman" style:font-pitch="variable" fo:font-size="8pt" fo:language="de" fo:country="DE" style:font-name-asian="Calibri1" style:font-family-asian="Calibri" style:font-family-generic-asian="system" style:font-pitch-asian="variable" style:font-size-asian="8pt" style:language-asian="ja" style:country-asian="JP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0ed4a"/>
    </style:style>
    <style:style style:name="MT1" style:family="text">
      <style:text-properties officeooo:rsid="0020aaf9"/>
    </style:style>
    <style:style style:name="MT2" style:family="text">
      <style:text-properties officeooo:rsid="002f47b8"/>
    </style:style>
    <style:style style:name="MT3" style:family="text">
      <style:text-properties officeooo:rsid="0030ed4a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3cm" fo:margin-left="0cm" fo:margin-right="0cm" fo:margin-bottom="0.653cm" style:dynamic-spacing="true"/>
      </style:header-style>
      <style:footer-style>
        <style:header-footer-properties fo:min-height="1.002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WordPictureWatermark11018517" text:anchor-type="char" svg:x="-2cm" svg:y="-1.249cm" svg:width="20.967cm" svg:height="29.704cm" draw:z-index="0"><draw:image xlink:href="Pictures/10000000000002530000034A8CD338935AD90F5F.jpg" xlink:type="simple" xlink:show="embed" xlink:actuate="onLoad" loext:mime-type="image/jpeg"/></draw:frame></text:p>
      </style:header>
      <style:footer>
        <text:p text:style-name="MP1">• <text:span text:style-name="MT1">[WEBSITE] • </text:span><text:span text:style-name="MT2">[LOCALIZED_BIRTH_DAY] </text:span><text:span text:style-name="MT1">• <text:s/></text:span><text:span text:style-name="MT3">[NATIONALITY] </text:span><text:span text:style-name="MT1">• <text:s/></text:span><text:span text:style-name="MT3">[MARITAL_STATUS] </text:span></text:p>
        <text:p text:style-name="Footer">• <text:span text:style-name="MT1">[STREET]</text:span> • <text:span text:style-name="MT1">[PLZ_WITH_LOCATION]</text:span> • <text:span text:style-name="MT1">[EMAIL]</text:span> • <text:span text:style-name="MT1">[PHONE]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grethe Jansler</meta:initial-creator>
    <meta:editing-cycles>36</meta:editing-cycles>
    <meta:print-date>2017-04-21T12:33:00</meta:print-date>
    <meta:creation-date>2017-04-21T12:32:00</meta:creation-date>
    <dc:date>2021-12-03T17:18:42.752009606</dc:date>
    <dc:language>de-CH</dc:language>
    <meta:editing-duration>PT47M44S</meta:editing-duration>
    <meta:generator>LibreOffice/6.4.7.2$Linux_X86_64 LibreOffice_project/40$Build-2</meta:generator>
    <meta:document-statistic meta:table-count="2" meta:image-count="1" meta:object-count="0" meta:page-count="2" meta:paragraph-count="30" meta:word-count="68" meta:character-count="711" meta:non-whitespace-character-count="667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16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